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1pt" fo:language="en" fo:country="GB" style:font-size-asian="11pt" style:font-size-complex="11pt"/>
    </style:style>
    <style:style style:name="P2" style:family="paragraph" style:parent-style-name="Text_20_body">
      <style:paragraph-properties fo:margin-top="0cm" fo:margin-bottom="0cm"/>
      <style:text-properties fo:font-size="11pt" fo:language="en" fo:country="GB" style:font-size-asian="11pt" style:font-size-complex="11pt"/>
    </style:style>
    <style:style style:name="P3" style:family="paragraph" style:parent-style-name="Text_20_body">
      <style:paragraph-properties fo:margin-top="0cm" fo:margin-bottom="0cm">
        <style:tab-stops>
          <style:tab-stop style:position="8.985cm"/>
        </style:tab-stops>
      </style:paragraph-properties>
      <style:text-properties fo:font-size="11pt" fo:language="en" fo:country="GB" style:font-size-asian="11pt" style:font-size-complex="11pt"/>
    </style:style>
    <style:style style:name="P4" style:family="paragraph" style:parent-style-name="Heading_20_2">
      <style:text-properties fo:font-size="11pt" fo:language="en" fo:country="GB" style:font-size-asian="11pt" style:font-size-complex="11pt"/>
    </style:style>
    <style:style style:name="P5" style:family="paragraph" style:parent-style-name="Heading_20_2">
      <style:paragraph-properties fo:margin-left="0cm" fo:margin-right="0cm" fo:text-indent="0cm" style:auto-text-indent="false"/>
      <style:text-properties fo:font-size="11pt" fo:language="en" fo:country="GB" style:font-size-asian="11pt" style:font-size-complex="11pt"/>
    </style:style>
    <style:style style:name="P6" style:family="paragraph" style:parent-style-name="Standard">
      <style:text-properties fo:font-size="11pt" fo:language="en" fo:country="US" style:font-size-asian="11pt"/>
    </style:style>
    <style:style style:name="P7" style:family="paragraph" style:parent-style-name="Standard" style:list-style-name="L2">
      <style:text-properties fo:font-size="11pt" fo:language="en" fo:country="US" style:font-size-asian="11pt"/>
    </style:style>
    <style:style style:name="P8" style:family="paragraph" style:parent-style-name="Standard">
      <style:text-properties fo:font-size="11pt" fo:language="en" fo:country="GB" style:font-size-asian="11pt" style:font-size-complex="11pt"/>
    </style:style>
    <style:style style:name="P9" style:family="paragraph" style:parent-style-name="Standard" style:list-style-name="L4">
      <style:text-properties fo:font-size="11pt" fo:language="en" fo:country="GB" style:font-size-asian="11pt" style:font-size-complex="11pt"/>
    </style:style>
    <style:style style:name="P10" style:family="paragraph" style:parent-style-name="Standard">
      <style:paragraph-properties fo:margin-left="0cm" fo:margin-right="0cm" fo:text-indent="0cm" style:auto-text-indent="false"/>
      <style:text-properties fo:font-size="11pt" fo:language="en" fo:country="GB" style:font-size-asian="11pt" style:font-size-complex="11pt"/>
    </style:style>
    <style:style style:name="T1" style:family="text">
      <style:text-properties fo:language="en" fo:country="US"/>
    </style:style>
    <style:style style:name="T2" style:family="text">
      <style:text-properties style:font-size-complex="11pt"/>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viewer Non-disclosure Agreement</text:p>
      <text:p text:style-name="P8"/>
      <text:p text:style-name="P8">T.M.C. Ruiter, Terschelling 19, 1967 EC <text:s/>HEEMSKERK, The Netherlands (hereinafter referred to as “Inventor”)</text:p>
      <text:p text:style-name="P8"/>
      <text:p text:style-name="P8">on the one part</text:p>
      <text:p text:style-name="P8"/>
      <text:p text:style-name="P8">and ….................................................................... (hereinafter referred to as “Reviewer”)</text:p>
      <text:p text:style-name="P8"/>
      <text:p text:style-name="P8">on the other part,</text:p>
      <text:p text:style-name="P8"/>
      <text:p text:style-name="P8">hereby agree that, <text:span text:style-name="T1">except as may otherwise agreed in writing, the following terms and conditions shall be applicable to all meetings and communications between Inventor and/or representatives of Inventor and Reviewer, in connection with the review of the article “Secure Login without Passwords”, hereinafter called “The Authorized Purpose”.</text:span></text:p>
      <text:p text:style-name="P8"/>
      <text:p text:style-name="P8"/>
      <text:p text:style-name="P8">Clause</text:p>
      <text:p text:style-name="P1">Information may be transferred between the Inventor and Reviewer to the extent necessary to fulfil The Authorized Purpose. All information, verbal or otherwise communicated is to be regarded as “Confidential” and is hereinafter referred to as “Confidential Information”.</text:p>
      <text:p text:style-name="P8"/>
      <text:p text:style-name="P8">Clause</text:p>
      <text:p text:style-name="P8">All Confidential Information disclosed or transferred by the Inventor to the other party shall remain the property of the Inventor.</text:p>
      <text:p text:style-name="P8"/>
      <text:p text:style-name="P8">Clause</text:p>
      <text:p text:style-name="P8">T<text:span text:style-name="T1">he Reviewer agrees that, unless the Inventor gives its prior written authorization, the Reviewer shall, during a period of two (2) years from the date of receipt of any Confidential Information hereunder:</text:span></text:p>
      <text:list xml:id="list3964392604527164695" text:style-name="L4">
        <text:list-item>
          <text:p text:style-name="P9"><text:span text:style-name="T1">Not use the Confidential Information disclosed by the Inventor to the Reviewer for any other purpose than for The Authorized Purpose; and</text:span></text:p>
        </text:list-item>
        <text:list-item>
          <text:p text:style-name="P9"><text:span text:style-name="T1">Protect the Confidential Information against disclosure to third parties, bus not less than a reasonable degree of care, with which it protects confidential information of its own.</text:span></text:p>
        </text:list-item>
      </text:list>
      <text:p text:style-name="P8"><text:span text:style-name="T1"/></text:p>
      <text:p text:style-name="P8"><text:span text:style-name="T1">Clause</text:span></text:p>
      <text:p text:style-name="P8"><text:span text:style-name="T1">The Reviewer agrees that information disclosed pursuant to this Agreement which would otherwise be Confidential Information shall not be deemed Confidential Information to the extent that it:</text:span></text:p>
      <text:p text:style-name="P6"/>
      <text:list xml:id="list6549123576015737781" text:style-name="L2">
        <text:list-item>
          <text:p text:style-name="P7">is or becomes part of the public domain without violation of this Agreement; or</text:p>
        </text:list-item>
        <text:list-item>
          <text:p text:style-name="P7">is known and on record at the Reviewer prior to disclosure by the Inventor; or</text:p>
        </text:list-item>
        <text:list-item>
          <text:p text:style-name="P7">is lawfully obtained by the Reviewer from a third party; or</text:p>
        </text:list-item>
        <text:list-item>
          <text:p text:style-name="P7">is furnished to others by the Inventor without similar restrictions to those herein contained as to the use or disclosure by the Inventor; or</text:p>
        </text:list-item>
        <text:list-item>
          <text:p text:style-name="P7">is developed by the Reviewer completely independently of any such disclosure by the Inventor; or</text:p>
        </text:list-item>
        <text:list-item>
          <text:p text:style-name="P7">is ascertainable from a commercially available product; or</text:p>
        </text:list-item>
        <text:list-item>
          <text:p text:style-name="P7"><text:span text:style-name="T2">is required by law to be disclosed.</text:span></text:p>
        </text:list-item>
      </text:list>
      <text:p text:style-name="P6"/>
      <text:p text:style-name="P8">Clause</text:p>
      <text:p text:style-name="P8">The Reviewer shall reproduce Confidential Information only to the extent necessary for The Authorized Purpose. On written request from the Inventor, the Reviewer shall return, or have an officer certify the destruction of, all originals and copies of Confidential Information. Upon written request of the Inventor at any time, the Reviewer undertakes to fully and irretrievably delete any Confidential Information contained in electronic data processing equipment or electronic storage media (such as hard disks, tapes, diskettes, CD-ROM’s etc.) of the Reviewer.</text:p>
      <text:p text:style-name="P8"/>
      <text:p text:style-name="P8">Clause</text:p>
      <text:p text:style-name="P8">In the event the Reviewer becomes legally required to disclose any Confidential Information, such Reviewer <text:soft-page-break/>shall promptly and in advance of making such disclosure notify the Inventor of such legal requirement, so that the Inventor may, if it wishes to do so, seek an appropriate remedy to prevent the disclosure. The Reviewer will, if requested by the Inventor, cooperate with the Inventor in seeking such remedy.</text:p>
      <text:p text:style-name="P8"/>
      <text:p text:style-name="P8">Clause</text:p>
      <text:p text:style-name="P8">Should this Agreement be breached, money damages for breach of contract will be due for payment. Furthermore, any court of competent jurisdiction may enjoin the breaching party from disclosing or utilizing the Confidential Information.</text:p>
      <text:p text:style-name="P8"/>
      <text:p text:style-name="P8">Clause</text:p>
      <text:h text:style-name="P5" text:outline-level="2">This Agreement constitutes the entire understanding between the parties and may not be modified except by agreement in writing, signed by all parties.</text:h>
      <text:p text:style-name="P10"/>
      <text:p text:style-name="P10">Clause</text:p>
      <text:h text:style-name="P5" text:outline-level="2">In the event that any of the provisions of this Agreement are invalid because they are inconsistent with the applicable law, this shall in no manner affect the other provisions of the Agreement as well as the Agreement as a whole. The parties shall be obliged to replace such invalid provisions by new legally valid ones having the most similar economic and/or legal effect.</text:h>
      <text:p text:style-name="P8"/>
      <text:p text:style-name="P8">Clause</text:p>
      <text:p text:style-name="P1">Failure of any party at any time to require performance of any provisions of this present Agreement shall not affect the right to require full performance thereof at any time thereafter.</text:p>
      <text:h text:style-name="P4" text:outline-level="2">Clause</text:h>
      <text:h text:style-name="P4" text:outline-level="2">This Agreement shall be governed by and construed in accordance with the laws of The Netherlands. </text:h>
      <text:p text:style-name="P8"/>
      <text:p text:style-name="P1">Should any dispute arise amongst the parties, they shall make their best effort to resolve such a dispute amicably amongst themselves. Disputes arising in connection with this Agreement, if not amicably resolved by both parties, shall be settled by the competent courts at the domicile of the defendant.</text:p>
      <text:p text:style-name="P1"/>
      <text:p text:style-name="P2"/>
      <text:p text:style-name="P2"/>
      <text:p text:style-name="P2">Inventor:<text:tab/><text:tab/><text:tab/><text:tab/><text:tab/><text:tab/>Reviewer:</text:p>
      <text:p text:style-name="P3">T.M.C. Ruiter, B ICT</text:p>
      <text:p text:style-name="P2">Terschelling 19</text:p>
      <text:p text:style-name="P2">1967 EC <text:s/>HEEMSKERK,</text:p>
      <text:p text:style-name="P2">The Netherl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en" fo:country="GB"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6T17:35:58</meta:creation-date>
    <dc:date>2012-10-06T20:16:28</dc:date>
    <meta:editing-duration>PT2H40M30S</meta:editing-duration>
    <meta:editing-cycles>3</meta:editing-cycles>
    <meta:generator>OpenOffice.org/3.4$Unix OpenOffice.org_project/340m1$Build-9590</meta:generator>
    <meta:document-statistic meta:table-count="0" meta:image-count="0" meta:object-count="0" meta:page-count="2" meta:paragraph-count="43" meta:word-count="736" meta:character-count="4785"/>
  </office:meta>
</office:document-meta>
</file>